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0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12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55cm" fo:min-width="2.6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3.9cm"/>
    </style:style>
    <style:style style:name="gr1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35cm" fo:min-width="2.6cm"/>
    </style:style>
    <style:style style:name="gr15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2.8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18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9cm"/>
    </style:style>
    <style:style style:name="gr19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5cm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4.3cm" svg:height="1.3cm" svg:x="13.7cm" svg:y="1.6cm">
          <text:p text:style-name="P1">Spread the flame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3cm" svg:height="1.6cm" svg:x="14.9cm" svg:y="5.2cm">
          <text:p text:style-name="P1">Death from abov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6cm" svg:height="1.6cm" svg:x="14.7cm" svg:y="8cm">
          <text:p text:style-name="P1">Shake heaven and ear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3.1cm" svg:height="1.3cm" svg:x="8cm" svg:y="1cm">
          <text:p text:style-name="P1">Fire spreads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5cm" svg:height="1.8cm" svg:x="1.3cm" svg:y="8.8cm">
          <text:p text:style-name="P1">Hurling boulder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1" draw:id="id1" draw:layer="layout" svg:width="3.2cm" svg:height="1.6cm" svg:x="1.6cm" svg:y="1.9cm">
          <text:p text:style-name="P1">Fire bolt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3.5cm" svg:height="1.4cm" svg:x="15.1cm" svg:y="16.2cm">
          <text:p text:style-name="P1">Colder than death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3.6cm" svg:height="1.3cm" svg:x="8.3cm" svg:y="9cm">
          <text:p text:style-name="P1">Bones of the earth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4cm" svg:height="1.3cm" svg:x="7.8cm" svg:y="6.2cm">
          <text:p text:style-name="P1">Shrapnel bu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4.3cm" svg:height="1.5cm" svg:x="6.8cm" svg:y="3.2cm">
          <text:p text:style-name="P1">Combustion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4.6cm" svg:height="1.5cm" svg:x="1.4cm" svg:y="16.7cm">
          <text:p text:style-name="P1">High pressure blast</text:p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3.1cm" svg:height="1.8cm" svg:x="7.4cm" svg:y="26.1cm">
          <text:p text:style-name="P1">Element mastery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4.4cm" svg:height="1.5cm" svg:x="11.5cm" svg:y="21.5cm">
          <text:p text:style-name="P1">Hunt down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3.1cm" svg:height="1.6cm" svg:x="1.8cm" svg:y="23.9cm">
          <text:p text:style-name="P1">Terrain mastery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" xml:id="id18" draw:id="id18" draw:layer="layout" svg:width="3.3cm" svg:height="1cm" svg:x="6.7cm" svg:y="22.9cm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6" draw:id="id16" draw:layer="layout" svg:width="3.7cm" svg:height="1.6cm" svg:x="14.9cm" svg:y="13.3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5cm" svg:height="1.6cm" svg:x="7.6cm" svg:y="19cm">
          <text:p text:style-name="P1">Lethal spike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3.7cm" svg:height="1.6cm" svg:x="7.6cm" svg:y="12.3cm">
          <text:p text:style-name="P1">Razor crystals</text:p>
          <draw:enhanced-geometry svg:viewBox="0 0 21600 21600" draw:type="rectangle" draw:enhanced-path="M 0 0 L 21600 0 21600 21600 0 21600 0 0 Z N"/>
        </draw:custom-shape>
        <draw:custom-shape draw:style-name="gr18" draw:text-style-name="P2" xml:id="id13" draw:id="id13" draw:layer="layout" svg:width="4.4cm" svg:height="1.4cm" svg:x="7.5cm" svg:y="15.9cm">
          <text:p text:style-name="P1">Natural flow</text:p>
          <draw:enhanced-geometry svg:viewBox="0 0 21600 21600" draw:type="rectangle" draw:enhanced-path="M 0 0 L 21600 0 21600 21600 0 21600 0 0 Z N"/>
        </draw:custom-shape>
        <draw:custom-shape draw:style-name="gr19" draw:text-style-name="P2" xml:id="id21" draw:id="id21" draw:layer="layout" svg:width="4cm" svg:height="1.4cm" svg:x="12.1cm" svg:y="26.5cm">
          <text:p text:style-name="P1">Hammer the enemy</text:p>
          <draw:enhanced-geometry svg:viewBox="0 0 21600 21600" draw:type="rectangle" draw:enhanced-path="M 0 0 L 21600 0 21600 21600 0 21600 0 0 Z N"/>
        </draw:custom-shape>
        <draw:custom-shape draw:style-name="gr18" draw:text-style-name="P2" xml:id="id10" draw:id="id10" draw:layer="layout" svg:width="4.4cm" svg:height="1.4cm" svg:x="14.5cm" svg:y="11cm">
          <text:p text:style-name="P1">Rock skin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4.8cm" svg:y1="2.7cm" svg:x2="8cm" svg:y2="1.65cm" draw:start-shape="id1" draw:start-glue-point="1" draw:end-shape="id2" draw:end-glue-point="3" svg:d="M4800 2700l3200-1050" svg:viewBox="0 0 3201 1051">
          <text:p/>
        </draw:connector>
        <draw:connector draw:style-name="gr20" draw:text-style-name="P3" draw:layer="layout" draw:type="line" svg:x1="4.8cm" svg:y1="2.7cm" svg:x2="6.8cm" svg:y2="3.95cm" draw:start-shape="id1" draw:start-glue-point="1" draw:end-shape="id3" draw:end-glue-point="3" svg:d="M4800 2700l2000 1250" svg:viewBox="0 0 2001 1251">
          <text:p/>
        </draw:connector>
        <draw:connector draw:style-name="gr20" draw:text-style-name="P3" draw:layer="layout" draw:type="line" svg:x1="4.8cm" svg:y1="2.7cm" svg:x2="7.8cm" svg:y2="6.85cm" draw:start-shape="id1" draw:start-glue-point="1" draw:end-shape="id4" draw:end-glue-point="3" svg:d="M4800 2700l3000 4150" svg:viewBox="0 0 3001 4151">
          <text:p/>
        </draw:connector>
        <draw:connector draw:style-name="gr20" draw:text-style-name="P3" draw:layer="layout" draw:type="line" svg:x1="11.1cm" svg:y1="1.65cm" svg:x2="13.7cm" svg:y2="2.25cm" draw:start-shape="id2" draw:start-glue-point="1" draw:end-shape="id5" draw:end-glue-point="3" svg:d="M11100 1650l2600 600" svg:viewBox="0 0 2601 601">
          <text:p/>
        </draw:connector>
        <draw:connector draw:style-name="gr20" draw:text-style-name="P3" draw:layer="layout" draw:type="line" svg:x1="11.8cm" svg:y1="6.85cm" svg:x2="14.9cm" svg:y2="6cm" draw:start-shape="id4" draw:start-glue-point="1" draw:end-shape="id6" draw:end-glue-point="3" svg:d="M11800 6850l3100-850" svg:viewBox="0 0 3101 851">
          <text:p/>
        </draw:connector>
        <draw:connector draw:style-name="gr20" draw:text-style-name="P3" draw:layer="layout" draw:type="line" svg:x1="5.8cm" svg:y1="9.7cm" svg:x2="8.3cm" svg:y2="9.65cm" draw:start-shape="id7" draw:start-glue-point="1" draw:end-shape="id8" draw:end-glue-point="3" svg:d="M5800 9700l2500-50" svg:viewBox="0 0 2501 51">
          <text:p/>
        </draw:connector>
        <draw:connector draw:style-name="gr20" draw:text-style-name="P3" draw:layer="layout" draw:type="line" svg:x1="5.8cm" svg:y1="9.7cm" svg:x2="7.8cm" svg:y2="6.85cm" draw:start-shape="id7" draw:start-glue-point="1" draw:end-shape="id4" draw:end-glue-point="3" svg:d="M5800 9700l2000-2850" svg:viewBox="0 0 2001 2851">
          <text:p/>
        </draw:connector>
        <draw:connector draw:style-name="gr20" draw:text-style-name="P3" draw:layer="layout" draw:type="line" svg:x1="11.9cm" svg:y1="9.65cm" svg:x2="14.7cm" svg:y2="8.8cm" draw:start-shape="id8" draw:start-glue-point="1" draw:end-shape="id9" draw:end-glue-point="3" svg:d="M11900 9650l2800-850" svg:viewBox="0 0 2801 851">
          <text:p/>
        </draw:connector>
        <draw:connector draw:style-name="gr20" draw:text-style-name="P3" draw:layer="layout" draw:type="line" svg:x1="11.9cm" svg:y1="9.65cm" svg:x2="14.5cm" svg:y2="11.7cm" draw:start-shape="id8" draw:start-glue-point="1" draw:end-shape="id10" draw:end-glue-point="3" svg:d="M11900 9650l2600 2050" svg:viewBox="0 0 2601 2051">
          <text:p/>
        </draw:connector>
        <draw:connector draw:style-name="gr20" draw:text-style-name="P3" draw:layer="layout" draw:type="line" svg:x1="11.3cm" svg:y1="13.1cm" svg:x2="14.5cm" svg:y2="11.7cm" draw:start-shape="id11" draw:start-glue-point="1" draw:end-shape="id10" draw:end-glue-point="3" svg:d="M11300 13100l3200-1400" svg:viewBox="0 0 3201 1401">
          <text:p/>
        </draw:connector>
        <draw:connector draw:style-name="gr20" draw:text-style-name="P3" draw:layer="layout" draw:type="line" svg:x1="6cm" svg:y1="17.45cm" svg:x2="7.6cm" svg:y2="13.1cm" draw:start-shape="id12" draw:start-glue-point="1" draw:end-shape="id11" draw:end-glue-point="3" svg:d="M6000 17450l1600-4350" svg:viewBox="0 0 1601 4351">
          <text:p/>
        </draw:connector>
        <draw:connector draw:style-name="gr20" draw:text-style-name="P3" draw:layer="layout" draw:type="line" svg:x1="6cm" svg:y1="17.45cm" svg:x2="7.5cm" svg:y2="16.6cm" draw:start-shape="id12" draw:start-glue-point="1" draw:end-shape="id13" draw:end-glue-point="3" svg:d="M6000 17450l1500-850" svg:viewBox="0 0 1501 851">
          <text:p/>
        </draw:connector>
        <draw:connector draw:style-name="gr20" draw:text-style-name="P3" draw:layer="layout" draw:type="line" svg:x1="6cm" svg:y1="17.45cm" svg:x2="7.6cm" svg:y2="19.8cm" draw:start-shape="id12" draw:start-glue-point="1" draw:end-shape="id14" draw:end-glue-point="3" svg:d="M6000 17450l1600 2350" svg:viewBox="0 0 1601 2351">
          <text:p/>
        </draw:connector>
        <draw:connector draw:style-name="gr20" draw:text-style-name="P3" draw:layer="layout" draw:type="line" svg:x1="11.9cm" svg:y1="16.6cm" svg:x2="15.1cm" svg:y2="16.9cm" draw:start-shape="id13" draw:start-glue-point="1" draw:end-shape="id15" draw:end-glue-point="3" svg:d="M11900 16600l3200 300" svg:viewBox="0 0 3201 301">
          <text:p/>
        </draw:connector>
        <draw:connector draw:style-name="gr20" draw:text-style-name="P3" draw:layer="layout" draw:type="line" svg:x1="11.3cm" svg:y1="13.1cm" svg:x2="14.9cm" svg:y2="14.1cm" draw:start-shape="id11" draw:start-glue-point="1" draw:end-shape="id16" draw:end-glue-point="3" svg:d="M11300 13100l3600 1000" svg:viewBox="0 0 3601 1001">
          <text:p/>
        </draw:connector>
        <draw:connector draw:style-name="gr20" draw:text-style-name="P3" draw:layer="layout" draw:type="line" svg:x1="5.8cm" svg:y1="9.7cm" svg:x2="7.6cm" svg:y2="13.1cm" draw:start-shape="id7" draw:start-glue-point="1" draw:end-shape="id11" draw:end-glue-point="3" svg:d="M5800 9700l1800 3400" svg:viewBox="0 0 1801 3401">
          <text:p/>
        </draw:connector>
        <draw:connector draw:style-name="gr20" draw:text-style-name="P3" draw:layer="layout" draw:type="line" svg:x1="4.9cm" svg:y1="24.7cm" svg:x2="6.7cm" svg:y2="23.4cm" draw:start-shape="id17" draw:start-glue-point="1" draw:end-shape="id18" draw:end-glue-point="3" svg:d="M4900 24700l1800-1300" svg:viewBox="0 0 1801 1301">
          <text:p/>
        </draw:connector>
        <draw:connector draw:style-name="gr20" draw:text-style-name="P3" draw:layer="layout" draw:type="line" svg:x1="10cm" svg:y1="23.4cm" svg:x2="11.5cm" svg:y2="22.25cm" draw:start-shape="id18" draw:start-glue-point="1" draw:end-shape="id19" draw:end-glue-point="3" svg:d="M10000 23400l1500-1150" svg:viewBox="0 0 1501 1151">
          <text:p/>
        </draw:connector>
        <draw:connector draw:style-name="gr20" draw:text-style-name="P3" draw:layer="layout" draw:type="line" svg:x1="4.9cm" svg:y1="24.7cm" svg:x2="7.4cm" svg:y2="27cm" draw:start-shape="id17" draw:start-glue-point="1" draw:end-shape="id20" draw:end-glue-point="3" svg:d="M4900 24700l2500 2300" svg:viewBox="0 0 2501 2301">
          <text:p/>
        </draw:connector>
        <draw:connector draw:style-name="gr20" draw:text-style-name="P3" draw:layer="layout" draw:type="line" svg:x1="10.5cm" svg:y1="27cm" svg:x2="12.1cm" svg:y2="27.2cm" draw:start-shape="id20" draw:start-glue-point="1" draw:end-shape="id21" draw:end-glue-point="3" svg:d="M10500 27000l1600 200" svg:viewBox="0 0 1601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3-11T11:17:28.900000000</dc:date>
    <meta:editing-duration>PT28M4S</meta:editing-duration>
    <meta:editing-cycles>6</meta:editing-cycles>
    <meta:generator>LibreOffice/6.2.6.2$Windows_X86_64 LibreOffice_project/684e730861356e74889dfe6dbddd3562aae2e6ad</meta:generator>
    <meta:document-statistic meta:object-count="41"/>
  </office:meta>
</office:document-meta>
</file>